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KeyUtil.generateKey( SourceResolver resolver , String webapp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KeyUtil.URLKey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